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oad data into Postgres Tables from the downloaded .csv files from Athena repository.</text:p>
      <text:p text:style-name="Standard"/>
      <text:p text:style-name="Standard">Open terminal in Windows.</text:p>
      <text:p text:style-name="Standard"/>
      <text:p text:style-name="Standard">C:\Users\tatha&gt;cd C:\Program Files\PostgreSQL\13\bin</text:p>
      <text:p text:style-name="Standard"/>
      <text:p text:style-name="Standard">C:\Program Files\PostgreSQL\13\bin&gt;psql -U postgres -d OMOP</text:p>
      <text:p text:style-name="Standard">Password for user postgres:</text:p>
      <text:p text:style-name="Standard"/>
      <text:p text:style-name="Standard">OMOP=# SET CLIENT_ENCODING TO 'utf8';</text:p>
      <text:p text:style-name="Standard"/>
      <text:p text:style-name="Standard">OMOP=# COPY vocab_5_0_31.drug_strength FROM 'D:\Data\1 LSHTM\INSPIRE EA\OMOP\ATHENA\Vocabulary 5.0.31\vocabulary_download_v5_1690209915157\DRUG_STRENGTH.csv' WITH DELIMITER E'\t' CSV HEADER QUOTE E'\b' ;</text:p>
      <text:p text:style-name="Standard">Result: COPY 2976841</text:p>
      <text:p text:style-name="Standard"/>
      <text:p text:style-name="Standard"/>
      <text:p text:style-name="Standard">OMOP=# COPY vocab_5_0_31.concept FROM 'D:\Data\1 LSHTM\INSPIRE EA\OMOP\ATHENA\Vocabulary 5.0.31\vocabulary_download_v5_1690209915157\CONCEPT.csv' WITH DELIMITER E'\t' CSV HEADER QUOTE E'\b' ;</text:p>
      <text:p text:style-name="Standard">Result: COPY 9093629</text:p>
      <text:p text:style-name="Standard"/>
      <text:p text:style-name="Standard">The CONCEPTS_RELATIONSHIP file is very large, so split it using https://www.splitcsv.com/</text:p>
      <text:p text:style-name="Standard">There are total 5,99,19,626 rows. It has been split into 60 .csv files of 10,00,000 rows each. </text:p>
      <text:p text:style-name="Standard"/>
      <text:p text:style-name="Standard">Converted the concept_id_1 column into text from pgAdmin:</text:p>
      <text:p text:style-name="Standard">ALTER TABLE vocab_5_0_31.concept_relationship</text:p>
      <text:p text:style-name="Standard">ALTER COLUMN concept_id_1 SET DATA TYPE TEXT</text:p>
      <text:p text:style-name="Standard">USING concept_id_1::TEXT;</text:p>
      <text:p text:style-name="Standard"/>
      <text:p text:style-name="Standard"/>
      <text:p text:style-name="Standard"/>
      <text:p text:style-name="Standard">OMOP=# COPY vocab_5_0_31.concept_relationship FROM 'D:\Data\1 LSHTM\INSPIRE EA\OMOP\ATHENA\Vocabulary 5.0.31\vocabulary_download_v5_1690209915157\CONCEPT_RELATIONSHIP_SPLIT\CONCEPT_RELATIONSHIP-1.csv' WITH DELIMITER E'\t' CSV HEADER QUOTE E'\b' ;</text:p>
      <text:p text:style-name="Standard">Result: COPY 1000000</text:p>
      <text:p text:style-name="Standard"/>
      <text:p text:style-name="Standard">OMOP=# COPY vocab_5_0_31.concept_relationship FROM 'D:\Data\1 LSHTM\INSPIRE EA\OMOP\ATHENA\Vocabulary 5.0.31\vocabulary_download_v5_1690209915157\CONCEPT_RELATIONSHIP_SPLIT\CONCEPT_RELATIONSHIP-2.csv' WITH DELIMITER E'\t' CSV HEADER QUOTE E'\b' ;</text:p>
      <text:p text:style-name="Standard">Result: COPY 1000000</text:p>
      <text:p text:style-name="Standard"/>
      <text:p text:style-name="Standard">OMOP=# COPY vocab_5_0_31.concept_relationship FROM 'D:\Data\1 LSHTM\INSPIRE EA\OMOP\ATHENA\Vocabulary 5.0.31\vocabulary_download_v5_1690209915157\CONCEPT_RELATIONSHIP_SPLIT\CONCEPT_RELATIONSHIP-3.csv' WITH DELIMITER E'\t' CSV HEADER QUOTE E'\b' ;</text:p>
      <text:p text:style-name="Standard">Result: COPY 1000000</text:p>
      <text:p text:style-name="Standard"/>
      <text:p text:style-name="Standard"><text:soft-page-break/>OMOP=# COPY vocab_5_0_31.concept_relationship FROM 'D:\Data\1 LSHTM\INSPIRE EA\OMOP\ATHENA\Vocabulary 5.0.31\vocabulary_download_v5_1690209915157\CONCEPT_RELATIONSHIP_SPLIT\CONCEPT_RELATIONSHIP-4.csv' WITH DELIMITER E'\t' CSV HEADER QUOTE E'\b' ;</text:p>
      <text:p text:style-name="Standard">Result: COPY 1000000</text:p>
      <text:p text:style-name="Standard"/>
      <text:p text:style-name="Standard">OMOP=# COPY vocab_5_0_31.concept_relationship FROM 'D:\Data\1 LSHTM\INSPIRE EA\OMOP\ATHENA\Vocabulary 5.0.31\vocabulary_download_v5_1690209915157\CONCEPT_RELATIONSHIP_SPLIT\CONCEPT_RELATIONSHIP-5.csv' WITH DELIMITER E'\t' CSV HEADER QUOTE E'\b' ;</text:p>
      <text:p text:style-name="Standard">Result: COPY 1000000</text:p>
      <text:p text:style-name="Standard"/>
      <text:p text:style-name="Standard">OMOP=# COPY vocab_5_0_31.concept_relationship FROM 'D:\Data\1 LSHTM\INSPIRE EA\OMOP\ATHENA\Vocabulary 5.0.31\vocabulary_download_v5_1690209915157\CONCEPT_RELATIONSHIP_SPLIT\CONCEPT_RELATIONSHIP-6.csv' WITH DELIMITER E'\t' CSV HEADER QUOTE E'\b' ;</text:p>
      <text:p text:style-name="Standard">Result: COPY 1000000</text:p>
      <text:p text:style-name="Standard"/>
      <text:p text:style-name="Standard">OMOP=# COPY vocab_5_0_31.concept_relationship FROM 'D:\Data\1 LSHTM\INSPIRE EA\OMOP\ATHENA\Vocabulary 5.0.31\vocabulary_download_v5_1690209915157\CONCEPT_RELATIONSHIP_SPLIT\CONCEPT_RELATIONSHIP-7.csv' WITH DELIMITER E'\t' CSV HEADER QUOTE E'\b' ;</text:p>
      <text:p text:style-name="Standard">Result: COPY 1000000</text:p>
      <text:p text:style-name="Standard"/>
      <text:p text:style-name="Standard">OMOP=# COPY vocab_5_0_31.concept_relationship FROM 'D:\Data\1 LSHTM\INSPIRE EA\OMOP\ATHENA\Vocabulary 5.0.31\vocabulary_download_v5_1690209915157\CONCEPT_RELATIONSHIP_SPLIT\CONCEPT_RELATIONSHIP-8.csv' WITH DELIMITER E'\t' CSV HEADER QUOTE E'\b' ;</text:p>
      <text:p text:style-name="Standard">Result: COPY 1000000</text:p>
      <text:p text:style-name="Standard"/>
      <text:p text:style-name="Standard">OMOP=# COPY vocab_5_0_31.concept_relationship FROM 'D:\Data\1 LSHTM\INSPIRE EA\OMOP\ATHENA\Vocabulary 5.0.31\vocabulary_download_v5_1690209915157\CONCEPT_RELATIONSHIP_SPLIT\CONCEPT_RELATIONSHIP-9.csv' WITH DELIMITER E'\t' CSV HEADER QUOTE E'\b' ;</text:p>
      <text:p text:style-name="Standard">Result: COPY 1000000</text:p>
      <text:p text:style-name="Standard"/>
      <text:p text:style-name="Standard">OMOP=# COPY vocab_5_0_31.concept_relationship FROM 'D:\Data\1 LSHTM\INSPIRE EA\OMOP\ATHENA\Vocabulary 5.0.31\vocabulary_download_v5_1690209915157\CONCEPT_RELATIONSHIP_SPLIT\CONCEPT_RELATIONSHIP-10.csv' WITH DELIMITER E'\t' CSV HEADER QUOTE E'\b' ;</text:p>
      <text:p text:style-name="Standard">Result: COPY 1000000</text:p>
      <text:p text:style-name="Standard"/>
      <text:p text:style-name="Standard">OMOP=# COPY vocab_5_0_31.concept_relationship FROM 'D:\Data\1 LSHTM\INSPIRE EA\OMOP\ATHENA\Vocabulary 5.0.31\vocabulary_download_v5_1690209915157\CONCEPT_RELATIONSHIP_SPLIT\CONCEPT_RELATIONSHIP-11.csv' WITH DELIMITER E'\t' CSV HEADER QUOTE E'\b' ;</text:p>
      <text:p text:style-name="Standard">Result: COPY 1000000</text:p>
      <text:p text:style-name="Standard"/>
      <text:p text:style-name="Standard">OMOP=# COPY vocab_5_0_31.concept_relationship FROM 'D:\Data\1 LSHTM\INSPIRE EA\OMOP\ATHENA\Vocabulary 5.0.31\vocabulary_download_v5_1690209915157\CONCEPT_RELATIONSHIP_SPLIT\CONCEPT_RELATIONSHIP-12.csv' WITH DELIMITER E'\t' CSV HEADER QUOTE E'\b' ;</text:p>
      <text:p text:style-name="Standard"><text:soft-page-break/>Result: COPY 1000000</text:p>
      <text:p text:style-name="Standard"/>
      <text:p text:style-name="Standard">OMOP=# COPY vocab_5_0_31.concept_relationship FROM 'D:\Data\1 LSHTM\INSPIRE EA\OMOP\ATHENA\Vocabulary 5.0.31\vocabulary_download_v5_1690209915157\CONCEPT_RELATIONSHIP_SPLIT\CONCEPT_RELATIONSHIP-13.csv' WITH DELIMITER E'\t' CSV HEADER QUOTE E'\b' ;</text:p>
      <text:p text:style-name="Standard">Result: COPY 1000000</text:p>
      <text:p text:style-name="Standard"/>
      <text:p text:style-name="Standard">OMOP=# COPY vocab_5_0_31.concept_relationship FROM 'D:\Data\1 LSHTM\INSPIRE EA\OMOP\ATHENA\Vocabulary 5.0.31\vocabulary_download_v5_1690209915157\CONCEPT_RELATIONSHIP_SPLIT\CONCEPT_RELATIONSHIP-14.csv' WITH DELIMITER E'\t' CSV HEADER QUOTE E'\b' ;</text:p>
      <text:p text:style-name="Standard">Result: COPY 1000000</text:p>
      <text:p text:style-name="Standard"/>
      <text:p text:style-name="Standard">OMOP=# COPY vocab_5_0_31.concept_relationship FROM 'D:\Data\1 LSHTM\INSPIRE EA\OMOP\ATHENA\Vocabulary 5.0.31\vocabulary_download_v5_1690209915157\CONCEPT_RELATIONSHIP_SPLIT\CONCEPT_RELATIONSHIP-15.csv' WITH DELIMITER E'\t' CSV HEADER QUOTE E'\b' ;</text:p>
      <text:p text:style-name="Standard">Result: COPY 1000000</text:p>
      <text:p text:style-name="Standard"/>
      <text:p text:style-name="Standard">OMOP=# COPY vocab_5_0_31.concept_relationship FROM 'D:\Data\1 LSHTM\INSPIRE EA\OMOP\ATHENA\Vocabulary 5.0.31\vocabulary_download_v5_1690209915157\CONCEPT_RELATIONSHIP_SPLIT\CONCEPT_RELATIONSHIP-16.csv' WITH DELIMITER E'\t' CSV HEADER QUOTE E'\b' ;</text:p>
      <text:p text:style-name="Standard">Result: COPY 1000000</text:p>
      <text:p text:style-name="Standard"/>
      <text:p text:style-name="Standard">OMOP=# COPY vocab_5_0_31.concept_relationship FROM 'D:\Data\1 LSHTM\INSPIRE EA\OMOP\ATHENA\Vocabulary 5.0.31\vocabulary_download_v5_1690209915157\CONCEPT_RELATIONSHIP_SPLIT\CONCEPT_RELATIONSHIP-17.csv' WITH DELIMITER E'\t' CSV HEADER QUOTE E'\b' ;</text:p>
      <text:p text:style-name="Standard">Result: COPY 1000000</text:p>
      <text:p text:style-name="Standard"/>
      <text:p text:style-name="Standard">OMOP=# COPY vocab_5_0_31.concept_relationship FROM 'D:\Data\1 LSHTM\INSPIRE EA\OMOP\ATHENA\Vocabulary 5.0.31\vocabulary_download_v5_1690209915157\CONCEPT_RELATIONSHIP_SPLIT\CONCEPT_RELATIONSHIP-18.csv' WITH DELIMITER E'\t' CSV HEADER QUOTE E'\b' ;</text:p>
      <text:p text:style-name="Standard">Result: COPY 1000000</text:p>
      <text:p text:style-name="Standard"/>
      <text:p text:style-name="Standard">OMOP=# COPY vocab_5_0_31.concept_relationship FROM 'D:\Data\1 LSHTM\INSPIRE EA\OMOP\ATHENA\Vocabulary 5.0.31\vocabulary_download_v5_1690209915157\CONCEPT_RELATIONSHIP_SPLIT\CONCEPT_RELATIONSHIP-19.csv' WITH DELIMITER E'\t' CSV HEADER QUOTE E'\b' ;</text:p>
      <text:p text:style-name="Standard">Result: COPY 1000000</text:p>
      <text:p text:style-name="Standard"/>
      <text:p text:style-name="Standard">OMOP=# COPY vocab_5_0_31.concept_relationship FROM 'D:\Data\1 LSHTM\INSPIRE EA\OMOP\ATHENA\Vocabulary 5.0.31\vocabulary_download_v5_1690209915157\CONCEPT_RELATIONSHIP_SPLIT\CONCEPT_RELATIONSHIP-20.csv' WITH DELIMITER E'\t' CSV HEADER QUOTE E'\b' ;</text:p>
      <text:p text:style-name="Standard">Result: COPY 1000000</text:p>
      <text:p text:style-name="Standard"/>
      <text:p text:style-name="Standard">OMOP=# COPY vocab_5_0_31.concept_relationship FROM 'D:\Data\1 LSHTM\INSPIRE EA\OMOP\ATHENA\Vocabulary <text:soft-page-break/>5.0.31\vocabulary_download_v5_1690209915157\CONCEPT_RELATIONSHIP_SPLIT\CONCEPT_RELATIONSHIP-21.csv' WITH DELIMITER E'\t' CSV HEADER QUOTE E'\b' ;</text:p>
      <text:p text:style-name="Standard">Result: COPY 1000000</text:p>
      <text:p text:style-name="Standard"/>
      <text:p text:style-name="Standard">OMOP=# COPY vocab_5_0_31.concept_relationship FROM 'D:\Data\1 LSHTM\INSPIRE EA\OMOP\ATHENA\Vocabulary 5.0.31\vocabulary_download_v5_1690209915157\CONCEPT_RELATIONSHIP_SPLIT\CONCEPT_RELATIONSHIP-22.csv' WITH DELIMITER E'\t' CSV HEADER QUOTE E'\b' ;</text:p>
      <text:p text:style-name="Standard">Result: COPY 1000000</text:p>
      <text:p text:style-name="Standard"/>
      <text:p text:style-name="Standard">OMOP=# COPY vocab_5_0_31.concept_relationship FROM 'D:\Data\1 LSHTM\INSPIRE EA\OMOP\ATHENA\Vocabulary 5.0.31\vocabulary_download_v5_1690209915157\CONCEPT_RELATIONSHIP_SPLIT\CONCEPT_RELATIONSHIP-23.csv' WITH DELIMITER E'\t' CSV HEADER QUOTE E'\b' ;</text:p>
      <text:p text:style-name="Standard">Result: COPY 1000000</text:p>
      <text:p text:style-name="Standard"/>
      <text:p text:style-name="Standard">OMOP=# COPY vocab_5_0_31.concept_relationship FROM 'D:\Data\1 LSHTM\INSPIRE EA\OMOP\ATHENA\Vocabulary 5.0.31\vocabulary_download_v5_1690209915157\CONCEPT_RELATIONSHIP_SPLIT\CONCEPT_RELATIONSHIP-24.csv' WITH DELIMITER E'\t' CSV HEADER QUOTE E'\b' ;</text:p>
      <text:p text:style-name="Standard">Result: COPY 1000000</text:p>
      <text:p text:style-name="Standard"/>
      <text:p text:style-name="Standard">OMOP=# COPY vocab_5_0_31.concept_relationship FROM 'D:\Data\1 LSHTM\INSPIRE EA\OMOP\ATHENA\Vocabulary 5.0.31\vocabulary_download_v5_1690209915157\CONCEPT_RELATIONSHIP_SPLIT\CONCEPT_RELATIONSHIP-25.csv' WITH DELIMITER E'\t' CSV HEADER QUOTE E'\b' ;</text:p>
      <text:p text:style-name="Standard">Result: COPY 1000000</text:p>
      <text:p text:style-name="Standard"/>
      <text:p text:style-name="Standard">OMOP=# COPY vocab_5_0_31.concept_relationship FROM 'D:\Data\1 LSHTM\INSPIRE EA\OMOP\ATHENA\Vocabulary 5.0.31\vocabulary_download_v5_1690209915157\CONCEPT_RELATIONSHIP_SPLIT\CONCEPT_RELATIONSHIP-26.csv' WITH DELIMITER E'\t' CSV HEADER QUOTE E'\b' ;</text:p>
      <text:p text:style-name="Standard">Result: COPY 1000000</text:p>
      <text:p text:style-name="Standard"/>
      <text:p text:style-name="Standard">OMOP=# COPY vocab_5_0_31.concept_relationship FROM 'D:\Data\1 LSHTM\INSPIRE EA\OMOP\ATHENA\Vocabulary 5.0.31\vocabulary_download_v5_1690209915157\CONCEPT_RELATIONSHIP_SPLIT\CONCEPT_RELATIONSHIP-27.csv' WITH DELIMITER E'\t' CSV HEADER QUOTE E'\b' ;</text:p>
      <text:p text:style-name="Standard">Result: COPY 1000000</text:p>
      <text:p text:style-name="Standard"/>
      <text:p text:style-name="Standard">OMOP=# COPY vocab_5_0_31.concept_relationship FROM 'D:\Data\1 LSHTM\INSPIRE EA\OMOP\ATHENA\Vocabulary 5.0.31\vocabulary_download_v5_1690209915157\CONCEPT_RELATIONSHIP_SPLIT\CONCEPT_RELATIONSHIP-28.csv' WITH DELIMITER E'\t' CSV HEADER QUOTE E'\b' ;</text:p>
      <text:p text:style-name="Standard">Result: COPY 1000000</text:p>
      <text:p text:style-name="Standard"/>
      <text:p text:style-name="Standard">OMOP=# COPY vocab_5_0_31.concept_relationship FROM 'D:\Data\1 LSHTM\INSPIRE EA\OMOP\ATHENA\Vocabulary 5.0.31\vocabulary_download_v5_1690209915157\CONCEPT_RELATIONSHIP_SPLIT\CONCEPT_RELATIONSHIP-29.csv' WITH DELIMITER E'\t' CSV HEADER QUOTE E'\b' ;</text:p>
      <text:p text:style-name="Standard">Result: COPY 1000000</text:p>
      <text:p text:style-name="Standard"/>
      <text:p text:style-name="Standard"><text:soft-page-break/>OMOP=# COPY vocab_5_0_31.concept_relationship FROM 'D:\Data\1 LSHTM\INSPIRE EA\OMOP\ATHENA\Vocabulary 5.0.31\vocabulary_download_v5_1690209915157\CONCEPT_RELATIONSHIP_SPLIT\CONCEPT_RELATIONSHIP-30.csv' WITH DELIMITER E'\t' CSV HEADER QUOTE E'\b' ;</text:p>
      <text:p text:style-name="Standard">Result: COPY 1000000</text:p>
      <text:p text:style-name="Standard"/>
      <text:p text:style-name="Standard">OMOP=# COPY vocab_5_0_31.concept_relationship FROM 'D:\Data\1 LSHTM\INSPIRE EA\OMOP\ATHENA\Vocabulary 5.0.31\vocabulary_download_v5_1690209915157\CONCEPT_RELATIONSHIP_SPLIT\CONCEPT_RELATIONSHIP-31.csv' WITH DELIMITER E'\t' CSV HEADER QUOTE E'\b' ;</text:p>
      <text:p text:style-name="Standard">Result: COPY 1000000</text:p>
      <text:p text:style-name="Standard"/>
      <text:p text:style-name="Standard">OMOP=# COPY vocab_5_0_31.concept_relationship FROM 'D:\Data\1 LSHTM\INSPIRE EA\OMOP\ATHENA\Vocabulary 5.0.31\vocabulary_download_v5_1690209915157\CONCEPT_RELATIONSHIP_SPLIT\CONCEPT_RELATIONSHIP-32.csv' WITH DELIMITER E'\t' CSV HEADER QUOTE E'\b' ;</text:p>
      <text:p text:style-name="Standard">Result: COPY 1000000</text:p>
      <text:p text:style-name="Standard"/>
      <text:p text:style-name="Standard">OMOP=# COPY vocab_5_0_31.concept_relationship FROM 'D:\Data\1 LSHTM\INSPIRE EA\OMOP\ATHENA\Vocabulary 5.0.31\vocabulary_download_v5_1690209915157\CONCEPT_RELATIONSHIP_SPLIT\CONCEPT_RELATIONSHIP-33.csv' WITH DELIMITER E'\t' CSV HEADER QUOTE E'\b' ;</text:p>
      <text:p text:style-name="Standard">Result: COPY 1000000</text:p>
      <text:p text:style-name="Standard"/>
      <text:p text:style-name="Standard">OMOP=# COPY vocab_5_0_31.concept_relationship FROM 'D:\Data\1 LSHTM\INSPIRE EA\OMOP\ATHENA\Vocabulary 5.0.31\vocabulary_download_v5_1690209915157\CONCEPT_RELATIONSHIP_SPLIT\CONCEPT_RELATIONSHIP-34.csv' WITH DELIMITER E'\t' CSV HEADER QUOTE E'\b' ;</text:p>
      <text:p text:style-name="Standard">Result: COPY 1000000</text:p>
      <text:p text:style-name="Standard"/>
      <text:p text:style-name="Standard">OMOP=# COPY vocab_5_0_31.concept_relationship FROM 'D:\Data\1 LSHTM\INSPIRE EA\OMOP\ATHENA\Vocabulary 5.0.31\vocabulary_download_v5_1690209915157\CONCEPT_RELATIONSHIP_SPLIT\CONCEPT_RELATIONSHIP-35.csv' WITH DELIMITER E'\t' CSV HEADER QUOTE E'\b' ;</text:p>
      <text:p text:style-name="Standard">Result: COPY 1000000</text:p>
      <text:p text:style-name="Standard"/>
      <text:p text:style-name="Standard">OMOP=# COPY vocab_5_0_31.concept_relationship FROM 'D:\Data\1 LSHTM\INSPIRE EA\OMOP\ATHENA\Vocabulary 5.0.31\vocabulary_download_v5_1690209915157\CONCEPT_RELATIONSHIP_SPLIT\CONCEPT_RELATIONSHIP-36.csv' WITH DELIMITER E'\t' CSV HEADER QUOTE E'\b' ;</text:p>
      <text:p text:style-name="Standard">Result: COPY 1000000</text:p>
      <text:p text:style-name="Standard"/>
      <text:p text:style-name="Standard">OMOP=# COPY vocab_5_0_31.concept_relationship FROM 'D:\Data\1 LSHTM\INSPIRE EA\OMOP\ATHENA\Vocabulary 5.0.31\vocabulary_download_v5_1690209915157\CONCEPT_RELATIONSHIP_SPLIT\CONCEPT_RELATIONSHIP-37.csv' WITH DELIMITER E'\t' CSV HEADER QUOTE E'\b' ;</text:p>
      <text:p text:style-name="Standard">Result: COPY 1000000</text:p>
      <text:p text:style-name="Standard"/>
      <text:p text:style-name="Standard">OMOP=# COPY vocab_5_0_31.concept_relationship FROM 'D:\Data\1 LSHTM\INSPIRE EA\OMOP\ATHENA\Vocabulary 5.0.31\vocabulary_download_v5_1690209915157\CONCEPT_RELATIONSHIP_SPLIT\CONCEPT_RELATIONSHIP-38.csv' WITH DELIMITER E'\t' CSV HEADER QUOTE E'\b' ;</text:p>
      <text:p text:style-name="Standard"><text:soft-page-break/>Result: COPY 1000000</text:p>
      <text:p text:style-name="Standard"/>
      <text:p text:style-name="Standard">OMOP=# COPY vocab_5_0_31.concept_relationship FROM 'D:\Data\1 LSHTM\INSPIRE EA\OMOP\ATHENA\Vocabulary 5.0.31\vocabulary_download_v5_1690209915157\CONCEPT_RELATIONSHIP_SPLIT\CONCEPT_RELATIONSHIP-39.csv' WITH DELIMITER E'\t' CSV HEADER QUOTE E'\b' ;</text:p>
      <text:p text:style-name="Standard">Result: COPY 1000000</text:p>
      <text:p text:style-name="Standard"/>
      <text:p text:style-name="Standard">OMOP=# COPY vocab_5_0_31.concept_relationship FROM 'D:\Data\1 LSHTM\INSPIRE EA\OMOP\ATHENA\Vocabulary 5.0.31\vocabulary_download_v5_1690209915157\CONCEPT_RELATIONSHIP_SPLIT\CONCEPT_RELATIONSHIP-40.csv' WITH DELIMITER E'\t' CSV HEADER QUOTE E'\b' ;</text:p>
      <text:p text:style-name="Standard">Result: COPY 1000000</text:p>
      <text:p text:style-name="Standard"/>
      <text:p text:style-name="Standard">OMOP=# COPY vocab_5_0_31.concept_relationship FROM 'D:\Data\1 LSHTM\INSPIRE EA\OMOP\ATHENA\Vocabulary 5.0.31\vocabulary_download_v5_1690209915157\CONCEPT_RELATIONSHIP_SPLIT\CONCEPT_RELATIONSHIP-41.csv' WITH DELIMITER E'\t' CSV HEADER QUOTE E'\b' ;</text:p>
      <text:p text:style-name="Standard">Result: COPY 1000000</text:p>
      <text:p text:style-name="Standard"/>
      <text:p text:style-name="Standard">OMOP=# COPY vocab_5_0_31.concept_relationship FROM 'D:\Data\1 LSHTM\INSPIRE EA\OMOP\ATHENA\Vocabulary 5.0.31\vocabulary_download_v5_1690209915157\CONCEPT_RELATIONSHIP_SPLIT\CONCEPT_RELATIONSHIP-42.csv' WITH DELIMITER E'\t' CSV HEADER QUOTE E'\b' ;</text:p>
      <text:p text:style-name="Standard">Result: COPY 1000000</text:p>
      <text:p text:style-name="Standard"/>
      <text:p text:style-name="Standard">OMOP=# COPY vocab_5_0_31.concept_relationship FROM 'D:\Data\1 LSHTM\INSPIRE EA\OMOP\ATHENA\Vocabulary 5.0.31\vocabulary_download_v5_1690209915157\CONCEPT_RELATIONSHIP_SPLIT\CONCEPT_RELATIONSHIP-43.csv' WITH DELIMITER E'\t' CSV HEADER QUOTE E'\b' ;</text:p>
      <text:p text:style-name="Standard">Result: COPY 1000000</text:p>
      <text:p text:style-name="Standard"/>
      <text:p text:style-name="Standard">OMOP=# COPY vocab_5_0_31.concept_relationship FROM 'D:\Data\1 LSHTM\INSPIRE EA\OMOP\ATHENA\Vocabulary 5.0.31\vocabulary_download_v5_1690209915157\CONCEPT_RELATIONSHIP_SPLIT\CONCEPT_RELATIONSHIP-44.csv' WITH DELIMITER E'\t' CSV HEADER QUOTE E'\b' ;</text:p>
      <text:p text:style-name="Standard">Result: COPY 1000000</text:p>
      <text:p text:style-name="Standard"/>
      <text:p text:style-name="Standard">OMOP=# COPY vocab_5_0_31.concept_relationship FROM 'D:\Data\1 LSHTM\INSPIRE EA\OMOP\ATHENA\Vocabulary 5.0.31\vocabulary_download_v5_1690209915157\CONCEPT_RELATIONSHIP_SPLIT\CONCEPT_RELATIONSHIP-45.csv' WITH DELIMITER E'\t' CSV HEADER QUOTE E'\b' ;</text:p>
      <text:p text:style-name="Standard">Result: COPY 1000000</text:p>
      <text:p text:style-name="Standard"/>
      <text:p text:style-name="Standard">OMOP=# COPY vocab_5_0_31.concept_relationship FROM 'D:\Data\1 LSHTM\INSPIRE EA\OMOP\ATHENA\Vocabulary 5.0.31\vocabulary_download_v5_1690209915157\CONCEPT_RELATIONSHIP_SPLIT\CONCEPT_RELATIONSHIP-46.csv' WITH DELIMITER E'\t' CSV HEADER QUOTE E'\b' ;</text:p>
      <text:p text:style-name="Standard">Result: COPY 1000000</text:p>
      <text:p text:style-name="Standard"/>
      <text:p text:style-name="Standard">OMOP=# COPY vocab_5_0_31.concept_relationship FROM 'D:\Data\1 LSHTM\INSPIRE EA\OMOP\ATHENA\Vocabulary <text:soft-page-break/>5.0.31\vocabulary_download_v5_1690209915157\CONCEPT_RELATIONSHIP_SPLIT\CONCEPT_RELATIONSHIP-47.csv' WITH DELIMITER E'\t' CSV HEADER QUOTE E'\b' ;</text:p>
      <text:p text:style-name="Standard">Result: COPY 1000000</text:p>
      <text:p text:style-name="Standard"/>
      <text:p text:style-name="Standard">OMOP=# COPY vocab_5_0_31.concept_relationship FROM 'D:\Data\1 LSHTM\INSPIRE EA\OMOP\ATHENA\Vocabulary 5.0.31\vocabulary_download_v5_1690209915157\CONCEPT_RELATIONSHIP_SPLIT\CONCEPT_RELATIONSHIP-48.csv' WITH DELIMITER E'\t' CSV HEADER QUOTE E'\b' ;</text:p>
      <text:p text:style-name="Standard">Result: COPY 1000000</text:p>
      <text:p text:style-name="Standard"/>
      <text:p text:style-name="Standard">OMOP=# COPY vocab_5_0_31.concept_relationship FROM 'D:\Data\1 LSHTM\INSPIRE EA\OMOP\ATHENA\Vocabulary 5.0.31\vocabulary_download_v5_1690209915157\CONCEPT_RELATIONSHIP_SPLIT\CONCEPT_RELATIONSHIP-49.csv' WITH DELIMITER E'\t' CSV HEADER QUOTE E'\b' ;</text:p>
      <text:p text:style-name="Standard">Result: COPY 1000000</text:p>
      <text:p text:style-name="Standard"/>
      <text:p text:style-name="Standard">OMOP=# COPY vocab_5_0_31.concept_relationship FROM 'D:\Data\1 LSHTM\INSPIRE EA\OMOP\ATHENA\Vocabulary 5.0.31\vocabulary_download_v5_1690209915157\CONCEPT_RELATIONSHIP_SPLIT\CONCEPT_RELATIONSHIP-50.csv' WITH DELIMITER E'\t' CSV HEADER QUOTE E'\b' ;</text:p>
      <text:p text:style-name="Standard">Result: COPY 1000000</text:p>
      <text:p text:style-name="Standard"/>
      <text:p text:style-name="Standard">OMOP=# COPY vocab_5_0_31.concept_relationship FROM 'D:\Data\1 LSHTM\INSPIRE EA\OMOP\ATHENA\Vocabulary 5.0.31\vocabulary_download_v5_1690209915157\CONCEPT_RELATIONSHIP_SPLIT\CONCEPT_RELATIONSHIP-51.csv' WITH DELIMITER E'\t' CSV HEADER QUOTE E'\b' ;</text:p>
      <text:p text:style-name="Standard">Result: COPY 1000000</text:p>
      <text:p text:style-name="Standard"/>
      <text:p text:style-name="Standard">OMOP=# COPY vocab_5_0_31.concept_relationship FROM 'D:\Data\1 LSHTM\INSPIRE EA\OMOP\ATHENA\Vocabulary 5.0.31\vocabulary_download_v5_1690209915157\CONCEPT_RELATIONSHIP_SPLIT\CONCEPT_RELATIONSHIP-52.csv' WITH DELIMITER E'\t' CSV HEADER QUOTE E'\b' ;</text:p>
      <text:p text:style-name="Standard">Result: COPY 1000000</text:p>
      <text:p text:style-name="Standard"/>
      <text:p text:style-name="Standard">OMOP=# COPY vocab_5_0_31.concept_relationship FROM 'D:\Data\1 LSHTM\INSPIRE EA\OMOP\ATHENA\Vocabulary 5.0.31\vocabulary_download_v5_1690209915157\CONCEPT_RELATIONSHIP_SPLIT\CONCEPT_RELATIONSHIP-53.csv' WITH DELIMITER E'\t' CSV HEADER QUOTE E'\b' ;</text:p>
      <text:p text:style-name="Standard">Result: COPY 1000000</text:p>
      <text:p text:style-name="Standard"/>
      <text:p text:style-name="Standard">OMOP=# COPY vocab_5_0_31.concept_relationship FROM 'D:\Data\1 LSHTM\INSPIRE EA\OMOP\ATHENA\Vocabulary 5.0.31\vocabulary_download_v5_1690209915157\CONCEPT_RELATIONSHIP_SPLIT\CONCEPT_RELATIONSHIP-54.csv' WITH DELIMITER E'\t' CSV HEADER QUOTE E'\b' ;</text:p>
      <text:p text:style-name="Standard">Result: COPY 1000000</text:p>
      <text:p text:style-name="Standard"/>
      <text:p text:style-name="Standard">OMOP=# COPY vocab_5_0_31.concept_relationship FROM 'D:\Data\1 LSHTM\INSPIRE EA\OMOP\ATHENA\Vocabulary 5.0.31\vocabulary_download_v5_1690209915157\CONCEPT_RELATIONSHIP_SPLIT\CONCEPT_RELATIONSHIP-55.csv' WITH DELIMITER E'\t' CSV HEADER QUOTE E'\b' ;</text:p>
      <text:p text:style-name="Standard">Result: COPY 1000000</text:p>
      <text:p text:style-name="Standard"/>
      <text:p text:style-name="Standard"><text:soft-page-break/>OMOP=# COPY vocab_5_0_31.concept_relationship FROM 'D:\Data\1 LSHTM\INSPIRE EA\OMOP\ATHENA\Vocabulary 5.0.31\vocabulary_download_v5_1690209915157\CONCEPT_RELATIONSHIP_SPLIT\CONCEPT_RELATIONSHIP-56.csv' WITH DELIMITER E'\t' CSV HEADER QUOTE E'\b' ;</text:p>
      <text:p text:style-name="Standard">Result: COPY 1000000</text:p>
      <text:p text:style-name="Standard"/>
      <text:p text:style-name="Standard">OMOP=# COPY vocab_5_0_31.concept_relationship FROM 'D:\Data\1 LSHTM\INSPIRE EA\OMOP\ATHENA\Vocabulary 5.0.31\vocabulary_download_v5_1690209915157\CONCEPT_RELATIONSHIP_SPLIT\CONCEPT_RELATIONSHIP-57.csv' WITH DELIMITER E'\t' CSV HEADER QUOTE E'\b' ;</text:p>
      <text:p text:style-name="Standard">Result: COPY 1000000</text:p>
      <text:p text:style-name="Standard"/>
      <text:p text:style-name="Standard">OMOP=# COPY vocab_5_0_31.concept_relationship FROM 'D:\Data\1 LSHTM\INSPIRE EA\OMOP\ATHENA\Vocabulary 5.0.31\vocabulary_download_v5_1690209915157\CONCEPT_RELATIONSHIP_SPLIT\CONCEPT_RELATIONSHIP-58.csv' WITH DELIMITER E'\t' CSV HEADER QUOTE E'\b' ;</text:p>
      <text:p text:style-name="Standard">Result: COPY 1000000</text:p>
      <text:p text:style-name="Standard"/>
      <text:p text:style-name="Standard">OMOP=# COPY vocab_5_0_31.concept_relationship FROM 'D:\Data\1 LSHTM\INSPIRE EA\OMOP\ATHENA\Vocabulary 5.0.31\vocabulary_download_v5_1690209915157\CONCEPT_RELATIONSHIP_SPLIT\CONCEPT_RELATIONSHIP-59.csv' WITH DELIMITER E'\t' CSV HEADER QUOTE E'\b' ;</text:p>
      <text:p text:style-name="Standard">Result: COPY 1000000</text:p>
      <text:p text:style-name="Standard"/>
      <text:p text:style-name="Standard">OMOP=# COPY vocab_5_0_31.concept_relationship FROM 'D:\Data\1 LSHTM\INSPIRE EA\OMOP\ATHENA\Vocabulary 5.0.31\vocabulary_download_v5_1690209915157\CONCEPT_RELATIONSHIP_SPLIT\CONCEPT_RELATIONSHIP-60.csv' WITH DELIMITER E'\t' CSV HEADER QUOTE E'\b' ;</text:p>
      <text:p text:style-name="Standard">Result: COPY 919626</text:p>
      <text:p text:style-name="Standard"/>
      <text:p text:style-name="Standard">From PgAdmin:</text:p>
      <text:p text:style-name="Standard">Remove the " from invalid_reason column from vocab_5_0_31.concept_relationship table</text:p>
      <text:p text:style-name="Standard">UPDATE vocab_5_0_31.concept_relationship</text:p>
      <text:p text:style-name="Standard">SET invalid_reason = null</text:p>
      <text:p text:style-name="Standard">WHERE invalid_reason = '"';</text:p>
      <text:p text:style-name="Standard">Result: UPDATE 59919626</text:p>
      <text:p text:style-name="Standard"/>
      <text:p text:style-name="Standard">Remove the " from concept_id_1 column</text:p>
      <text:p text:style-name="Standard">UPDATE vocab_5_0_31.concept_relationship</text:p>
      <text:p text:style-name="Standard">SET concept_id_1 = replace(concept_id_1, '"', '');</text:p>
      <text:p text:style-name="Standard">Result: UPDATE 59919626</text:p>
      <text:p text:style-name="Standard"/>
      <text:p text:style-name="Standard">Set the data type of column concept_id_1 to INTEGER</text:p>
      <text:p text:style-name="Standard">ALTER TABLE vocab_5_0_31.concept_relationship</text:p>
      <text:p text:style-name="Standard">ALTER COLUMN concept_id_1 SET DATA TYPE INTEGER</text:p>
      <text:p text:style-name="Standard">USING concept_id_1::INTEGER;</text:p>
      <text:p text:style-name="Standard">Result: ALTER TABLE</text:p>
      <text:p text:style-name="Standard"/>
      <text:p text:style-name="Standard">Continue loading ...</text:p>
      <text:p text:style-name="Standard"/>
      <text:p text:style-name="Standard">OMOP=# COPY vocab_5_0_31.concept_ancestor FROM 'D:\Data\1 LSHTM\INSPIRE EA\OMOP\ATHENA\Vocabulary <text:soft-page-break/>5.0.31\vocabulary_download_v5_1690209915157\CONCEPT_ANCESTOR.csv' WITH DELIMITER E'\t' CSV HEADER QUOTE E'\b' ;</text:p>
      <text:p text:style-name="Standard">Result: COPY 81501898</text:p>
      <text:p text:style-name="Standard"/>
      <text:p text:style-name="Standard">OMOP=# COPY vocab_5_0_31.concept_synonym FROM 'D:\Data\1 LSHTM\INSPIRE EA\OMOP\ATHENA\Vocabulary 5.0.31\vocabulary_download_v5_1690209915157\CONCEPT_SYNONYM.csv' WITH DELIMITER E'\t' CSV HEADER QUOTE E'\b' ;</text:p>
      <text:p text:style-name="Standard">Result: COPY 3793989</text:p>
      <text:p text:style-name="Standard"/>
      <text:p text:style-name="Standard">OMOP=# COPY vocab_5_0_31.vocabulary FROM 'D:\Data\1 LSHTM\INSPIRE EA\OMOP\ATHENA\Vocabulary 5.0.31\vocabulary_download_v5_1690209915157\VOCABULARY.csv' WITH DELIMITER E'\t' CSV HEADER QUOTE E'\b' ;</text:p>
      <text:p text:style-name="Standard">Result: COPY 121</text:p>
      <text:p text:style-name="Standard"/>
      <text:p text:style-name="Standard">OMOP=# COPY vocab_5_0_31.relationship FROM 'D:\Data\1 LSHTM\INSPIRE EA\OMOP\ATHENA\Vocabulary 5.0.31\vocabulary_download_v5_1690209915157\RELATIONSHIP.csv' WITH DELIMITER E'\t' CSV HEADER QUOTE E'\b' ;</text:p>
      <text:p text:style-name="Standard">Result: COPY 690</text:p>
      <text:p text:style-name="Standard"/>
      <text:p text:style-name="Standard">OMOP=# COPY vocab_5_0_31.concept_class FROM 'D:\Data\1 LSHTM\INSPIRE EA\OMOP\ATHENA\Vocabulary 5.0.31\vocabulary_download_v5_1690209915157\CONCEPT_CLASS.csv' WITH DELIMITER E'\t' CSV HEADER QUOTE E'\b' ;</text:p>
      <text:p text:style-name="Standard">Result: COPY 417</text:p>
      <text:p text:style-name="Standard"/>
      <text:p text:style-name="Standard">OMOP=# COPY vocab_5_0_31.domain FROM 'D:\Data\1 LSHTM\INSPIRE EA\OMOP\ATHENA\Vocabulary 5.0.31\vocabulary_download_v5_1690209915157\DOMAIN.csv' WITH DELIMITER E'\t' CSV HEADER QUOTE E'\b' ;</text:p>
      <text:p text:style-name="Standard">Result: <text:s/>COPY 50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N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athagata Bhattacharjee</meta:initial-creator>
    <meta:creation-date>2023-07-25T11:28:51.55</meta:creation-date>
    <dc:date>2023-07-25T11:32:01.53</dc:date>
    <dc:creator>Tathagata Bhattacharjee</dc:creator>
    <meta:editing-duration>PT1M20S</meta:editing-duration>
    <meta:editing-cycles>2</meta:editing-cycles>
    <meta:generator>OpenOffice/4.1.12$Win32 OpenOffice.org_project/4112m1$Build-9809</meta:generator>
    <meta:document-statistic meta:table-count="0" meta:image-count="0" meta:object-count="0" meta:page-count="9" meta:paragraph-count="164" meta:word-count="1443" meta:character-count="18967"/>
  </office:meta>
</office:document-meta>
</file>